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Zbliżam się w pokorze</text:span><text:span text:style-name="T1"><text:line-break/></text:span><text:span text:style-name="T1">i niskości swej,</text:span><text:span text:style-name="T1"><text:line-break/></text:span><text:span text:style-name="T1">Wielbię Twój majestat,</text:span><text:span text:style-name="T1"><text:line-break/></text:span><text:span text:style-name="T1">skryty w Hostii tej,</text:span><text:span text:style-name="T1"><text:line-break/></text:span><text:span text:style-name="T1">Tobie dziś w ofierze</text:span><text:span text:style-name="T1"><text:line-break/></text:span><text:span text:style-name="T1">serce daję swe,</text:span><text:span text:style-name="T1"><text:line-break/></text:span><text:span text:style-name="T1">O, utwierdzaj w wierze,</text:span><text:span text:style-name="T1"><text:line-break/></text:span><text:span text:style-name="T1">Jezu, dzieci T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Mylą się, o Boże,</text:span><text:span text:style-name="T1"><text:line-break/></text:span><text:span text:style-name="T1">w Tobie wzrok i smak,</text:span><text:span text:style-name="T1"><text:line-break/></text:span><text:span text:style-name="T1">Kto się im poddaje,</text:span><text:span text:style-name="T1"><text:line-break/></text:span><text:span text:style-name="T1">temu wiary brak,</text:span><text:span text:style-name="T1"><text:line-break/></text:span><text:span text:style-name="T1">Ja jedynie wierzyć</text:span><text:span text:style-name="T1"><text:line-break/></text:span><text:span text:style-name="T1">Twej nauce chcę,</text:span><text:span text:style-name="T1"><text:line-break/></text:span><text:span text:style-name="T1">Że w postaci chleba</text:span><text:span text:style-name="T1"><text:line-break/></text:span><text:span text:style-name="T1">utaiłeś s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Bóstwo swe na krzyżu</text:span><text:span text:style-name="T1"><text:line-break/></text:span><text:span text:style-name="T1">skryłeś wobec nas, </text:span><text:span text:style-name="T1"><text:line-break/></text:span><text:span text:style-name="T1">Tu ukryte z Bóstwem</text:span><text:span text:style-name="T1"><text:line-break/></text:span><text:span text:style-name="T1">człowieczeństwo wraz,</text:span><text:span text:style-name="T1"><text:line-break/></text:span><text:span text:style-name="T1">Lecz w Oboje wierząc,</text:span><text:span text:style-name="T1"><text:line-break/></text:span><text:span text:style-name="T1">wiem, że dojdę tam,</text:span><text:span text:style-name="T1"><text:line-break/></text:span><text:span text:style-name="T1">Gdzieś przygarnął łotra,</text:span><text:span text:style-name="T1"><text:line-break/></text:span><text:span text:style-name="T1">do Twych niebios bra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Jak niewierny Tomasz</text:span><text:span text:style-name="T1"><text:line-break/></text:span><text:span text:style-name="T1">twych nie szukam ran,</text:span><text:span text:style-name="T1"><text:line-break/></text:span><text:span text:style-name="T1">Lecz wyznaję z wiarą,</text:span><text:span text:style-name="T1"><text:line-break/></text:span><text:span text:style-name="T1">żeś mój Bóg i Pan,</text:span><text:span text:style-name="T1"><text:line-break/></text:span><text:span text:style-name="T1">Pomóż wierze mojej,</text:span><text:span text:style-name="T1"><text:line-break/></text:span><text:span text:style-name="T1">Jezu, łaską swą,</text:span><text:span text:style-name="T1"><text:line-break/></text:span><text:span text:style-name="T1">Ożyw mą nadzieję,</text:span><text:span text:style-name="T1"><text:line-break/></text:span><text:span text:style-name="T1">rozpal miłość m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5. Ty, coś upamiętnił</text:span><text:span text:style-name="T1"><text:line-break/></text:span><text:span text:style-name="T1">śmierci Bożej czas,</text:span><text:span text:style-name="T1"><text:line-break/></text:span><text:span text:style-name="T1">Chlebie żywy, życiem</text:span><text:span text:style-name="T1"><text:line-break/></text:span><text:span text:style-name="T1">swym darzący nas,</text:span><text:span text:style-name="T1"><text:line-break/></text:span><text:span text:style-name="T1">Spraw, bym dla swej duszy</text:span><text:span text:style-name="T1"><text:line-break/></text:span><text:span text:style-name="T1">życie z Ciebie brał,</text:span><text:span text:style-name="T1"><text:line-break/></text:span><text:span text:style-name="T1">Bym nad wszelką słodycz</text:span><text:span text:style-name="T1"><text:line-break/></text:span><text:span text:style-name="T1">Ciebie poznać chciał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6. Ty, co jak Pelikan</text:span><text:span text:style-name="T1"><text:line-break/></text:span><text:span text:style-name="T1">Krwią swą karmisz lud,</text:span><text:span text:style-name="T1"><text:line-break/></text:span><text:span text:style-name="T1">Przywróć mi niewinność,</text:span><text:span text:style-name="T1"><text:line-break/></text:span><text:span text:style-name="T1">oddal grzechów brud,</text:span><text:span text:style-name="T1"><text:line-break/></text:span><text:span text:style-name="T1">Oczyść mnie Krwią swoją,</text:span><text:span text:style-name="T1"><text:line-break/></text:span><text:span text:style-name="T1">która wszystkich nas</text:span><text:span text:style-name="T1"><text:line-break/></text:span><text:span text:style-name="T1">Jedną kroplą może</text:span><text:span text:style-name="T1"><text:line-break/></text:span><text:span text:style-name="T1">obmyć z win i zmaz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7. Pod zasłoną teraz,</text:span><text:span text:style-name="T1"><text:line-break/></text:span><text:span text:style-name="T1">Jezu, widzę Cię,</text:span></text:p>
            <text:p text:style-name="P1"><text:span text:style-name="T1">Niech pragnienie serca</text:span><text:span text:style-name="T1"><text:line-break/></text:span><text:span text:style-name="T1">kiedyś spełni się,</text:span></text:p>
            <text:p text:style-name="P1"><text:span text:style-name="T1">Bym oblicze Twoje</text:span><text:span text:style-name="T1"><text:line-break/></text:span><text:span text:style-name="T1">tam oglądać mógł,</text:span></text:p>
            <text:p text:style-name="P1"><text:span text:style-name="T1">Gdzie wybranym miejsce</text:span><text:span text:style-name="T1"><text:line-break/></text:span><text:span text:style-name="T1">przygotował Bóg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7-03-02T23:34:40</meta:creation-date>
    <dc:date>2012-09-28T14:30:29</dc:date>
    <dc:language>pl-PL</dc:language>
    <meta:editing-cycles>5</meta:editing-cycles>
    <meta:editing-duration>PT10M0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